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4cm" style:rel-column-width="4331*"/>
    </style:style>
    <style:style style:name="表100.B" style:family="table-column">
      <style:table-column-properties style:column-width="15.877cm" style:rel-column-width="61204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none" fo:border-top="none" fo:border-bottom="0.002cm solid #000000"/>
    </style:style>
    <style:style style:name="表10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none" fo:border-top="none" fo:border-bottom="0.002cm solid #000000"/>
    </style:style>
    <style:style style:name="表10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color="#cc00cc" fo:font-size="20pt" style:font-size-asian="20pt" style:font-size-complex="20pt"/>
    </style:style>
    <style:style style:name="P11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2" style:family="paragraph" style:parent-style-name="Standard">
      <style:text-properties style:font-name="Arial" fo:font-size="20pt" style:font-name-asian="Arial" style:font-size-asian="20pt" style:font-size-complex="20pt"/>
    </style:style>
    <style:style style:name="P13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4" style:family="paragraph" style:parent-style-name="Standard">
      <style:text-properties style:font-name="Arial" fo:font-size="24pt" style:font-name-asian="Arial" style:font-size-asian="24pt" style:font-size-complex="24pt"/>
    </style:style>
    <style:style style:name="P15" style:family="paragraph" style:parent-style-name="Standard">
      <style:text-properties fo:color="#993366" fo:font-size="20pt" style:font-size-asian="20pt" style:font-size-complex="20pt"/>
    </style:style>
    <style:style style:name="P16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7" style:family="paragraph" style:parent-style-name="Standard">
      <style:text-properties fo:color="#801900" fo:font-size="24pt" style:font-size-asian="24pt" style:font-size-complex="24pt"/>
    </style:style>
    <style:style style:name="P18" style:family="paragraph" style:parent-style-name="Table_20_Contents">
      <style:text-properties fo:font-size="24pt" style:font-size-asian="24pt" style:font-size-complex="24pt"/>
    </style:style>
    <style:style style:name="P19" style:family="paragraph" style:parent-style-name="Table_20_Contents">
      <style:text-properties fo:font-size="20pt" style:font-size-asian="20pt" style:font-size-complex="20pt"/>
    </style:style>
    <style:style style:name="P20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1" style:family="paragraph" style:parent-style-name="Table_20_Contents">
      <style:text-properties fo:color="#801900" fo:font-size="24pt" style:font-size-asian="24pt" style:font-size-complex="24pt"/>
    </style:style>
    <style:style style:name="P22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3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4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6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7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28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3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3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33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3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3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36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37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8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39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0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1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2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3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4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5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6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7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8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49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0" style:family="paragraph" style:parent-style-name="Text_20_body" style:list-style-name="L6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51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2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3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4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5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6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7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8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59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0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1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2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3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4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65" style:family="paragraph" style:parent-style-name="Text_20_body" style:list-style-name="L69">
      <style:paragraph-properties fo:margin-top="0cm" fo:margin-bottom="0cm" style:line-height-at-least="0.344cm" fo:orphans="2" fo:widows="2"/>
    </style:style>
    <style:style style:name="P66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6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68" style:family="paragraph" style:parent-style-name="Standard">
      <style:text-properties fo:font-size="20pt" style:font-size-asian="20pt" style:font-size-complex="20pt"/>
    </style:style>
    <style:style style:name="P69" style:family="paragraph" style:parent-style-name="Standard" style:list-style-name="L2">
      <style:text-properties fo:font-size="20pt" style:font-size-asian="20pt" style:font-size-complex="20pt"/>
    </style:style>
    <style:style style:name="P70" style:family="paragraph" style:parent-style-name="Standard" style:list-style-name="L3">
      <style:text-properties fo:font-size="20pt" style:font-size-asian="20pt" style:font-size-complex="20pt"/>
    </style:style>
    <style:style style:name="P71" style:family="paragraph" style:parent-style-name="Standard" style:list-style-name="L5">
      <style:text-properties fo:font-size="20pt" style:font-size-asian="20pt" style:font-size-complex="20pt"/>
    </style:style>
    <style:style style:name="P72" style:family="paragraph" style:parent-style-name="Standard" style:list-style-name="L6">
      <style:text-properties fo:font-size="20pt" style:font-size-asian="20pt" style:font-size-complex="20pt"/>
    </style:style>
    <style:style style:name="P73" style:family="paragraph" style:parent-style-name="Standard" style:list-style-name="L8">
      <style:text-properties fo:font-size="20pt" style:font-size-asian="20pt" style:font-size-complex="20pt"/>
    </style:style>
    <style:style style:name="P74" style:family="paragraph" style:parent-style-name="Standard" style:list-style-name="L9">
      <style:text-properties fo:font-size="20pt" style:font-size-asian="20pt" style:font-size-complex="20pt"/>
    </style:style>
    <style:style style:name="P75" style:family="paragraph" style:parent-style-name="Standard" style:list-style-name="L10">
      <style:text-properties fo:font-size="20pt" style:font-size-asian="20pt" style:font-size-complex="20pt"/>
    </style:style>
    <style:style style:name="P76" style:family="paragraph" style:parent-style-name="Standard" style:list-style-name="L12">
      <style:text-properties fo:font-size="20pt" style:font-size-asian="20pt" style:font-size-complex="20pt"/>
    </style:style>
    <style:style style:name="P77" style:family="paragraph" style:parent-style-name="Standard" style:list-style-name="L15">
      <style:text-properties fo:font-size="20pt" style:font-size-asian="20pt" style:font-size-complex="20pt"/>
    </style:style>
    <style:style style:name="P78" style:family="paragraph" style:parent-style-name="Standard" style:list-style-name="L16">
      <style:text-properties fo:font-size="20pt" style:font-size-asian="20pt" style:font-size-complex="20pt"/>
    </style:style>
    <style:style style:name="P79" style:family="paragraph" style:parent-style-name="Standard" style:list-style-name="L17">
      <style:text-properties fo:font-size="20pt" style:font-size-asian="20pt" style:font-size-complex="20pt"/>
    </style:style>
    <style:style style:name="P80" style:family="paragraph" style:parent-style-name="Standard" style:list-style-name="L18">
      <style:text-properties fo:font-size="20pt" style:font-size-asian="20pt" style:font-size-complex="20pt"/>
    </style:style>
    <style:style style:name="P81" style:family="paragraph" style:parent-style-name="Standard" style:list-style-name="L19">
      <style:text-properties fo:font-size="20pt" style:font-size-asian="20pt" style:font-size-complex="20pt"/>
    </style:style>
    <style:style style:name="P82" style:family="paragraph" style:parent-style-name="Standard" style:list-style-name="L20">
      <style:text-properties fo:font-size="20pt" style:font-size-asian="20pt" style:font-size-complex="20pt"/>
    </style:style>
    <style:style style:name="P83" style:family="paragraph" style:parent-style-name="Standard" style:list-style-name="L21">
      <style:text-properties fo:font-size="20pt" style:font-size-asian="20pt" style:font-size-complex="20pt"/>
    </style:style>
    <style:style style:name="P84" style:family="paragraph" style:parent-style-name="Standard" style:list-style-name="L22">
      <style:text-properties fo:font-size="20pt" style:font-size-asian="20pt" style:font-size-complex="20pt"/>
    </style:style>
    <style:style style:name="P85" style:family="paragraph" style:parent-style-name="Standard" style:list-style-name="L23">
      <style:text-properties fo:font-size="20pt" style:font-size-asian="20pt" style:font-size-complex="20pt"/>
    </style:style>
    <style:style style:name="P86" style:family="paragraph" style:parent-style-name="Standard" style:list-style-name="L24">
      <style:text-properties fo:font-size="20pt" style:font-size-asian="20pt" style:font-size-complex="20pt"/>
    </style:style>
    <style:style style:name="P87" style:family="paragraph" style:parent-style-name="Standard" style:list-style-name="L26">
      <style:text-properties fo:font-size="20pt" style:font-size-asian="20pt" style:font-size-complex="20pt"/>
    </style:style>
    <style:style style:name="P88" style:family="paragraph" style:parent-style-name="Standard" style:list-style-name="L27">
      <style:text-properties fo:font-size="20pt" style:font-size-asian="20pt" style:font-size-complex="20pt"/>
    </style:style>
    <style:style style:name="P89" style:family="paragraph" style:parent-style-name="Standard" style:list-style-name="L28">
      <style:text-properties fo:font-size="20pt" style:font-size-asian="20pt" style:font-size-complex="20pt"/>
    </style:style>
    <style:style style:name="P90" style:family="paragraph" style:parent-style-name="Standard" style:list-style-name="L29">
      <style:text-properties fo:font-size="20pt" style:font-size-asian="20pt" style:font-size-complex="20pt"/>
    </style:style>
    <style:style style:name="P91" style:family="paragraph" style:parent-style-name="Standard" style:list-style-name="L30">
      <style:text-properties fo:font-size="20pt" style:font-size-asian="20pt" style:font-size-complex="20pt"/>
    </style:style>
    <style:style style:name="P92" style:family="paragraph" style:parent-style-name="Standard" style:list-style-name="L31">
      <style:text-properties fo:font-size="20pt" style:font-size-asian="20pt" style:font-size-complex="20pt"/>
    </style:style>
    <style:style style:name="P93" style:family="paragraph" style:parent-style-name="Standard" style:list-style-name="L33">
      <style:text-properties fo:font-size="20pt" style:font-size-asian="20pt" style:font-size-complex="20pt"/>
    </style:style>
    <style:style style:name="P94" style:family="paragraph" style:parent-style-name="Standard" style:list-style-name="L34">
      <style:text-properties fo:font-size="20pt" style:font-size-asian="20pt" style:font-size-complex="20pt"/>
    </style:style>
    <style:style style:name="P95" style:family="paragraph" style:parent-style-name="Standard" style:list-style-name="L35">
      <style:text-properties fo:font-size="20pt" style:font-size-asian="20pt" style:font-size-complex="20pt"/>
    </style:style>
    <style:style style:name="P96" style:family="paragraph" style:parent-style-name="Standard" style:list-style-name="L36">
      <style:text-properties fo:font-size="20pt" style:font-size-asian="20pt" style:font-size-complex="20pt"/>
    </style:style>
    <style:style style:name="P97" style:family="paragraph" style:parent-style-name="Standard" style:list-style-name="L37">
      <style:text-properties fo:font-size="20pt" style:font-size-asian="20pt" style:font-size-complex="20pt"/>
    </style:style>
    <style:style style:name="P98" style:family="paragraph" style:parent-style-name="Standard" style:list-style-name="L38">
      <style:text-properties fo:font-size="20pt" style:font-size-asian="20pt" style:font-size-complex="20pt"/>
    </style:style>
    <style:style style:name="P99" style:family="paragraph" style:parent-style-name="Standard" style:list-style-name="L39">
      <style:text-properties fo:font-size="20pt" style:font-size-asian="20pt" style:font-size-complex="20pt"/>
    </style:style>
    <style:style style:name="P100" style:family="paragraph" style:parent-style-name="Standard" style:list-style-name="L40">
      <style:text-properties fo:font-size="20pt" style:font-size-asian="20pt" style:font-size-complex="20pt"/>
    </style:style>
    <style:style style:name="P101" style:family="paragraph" style:parent-style-name="Standard" style:list-style-name="L41">
      <style:text-properties fo:font-size="20pt" style:font-size-asian="20pt" style:font-size-complex="20pt"/>
    </style:style>
    <style:style style:name="P102" style:family="paragraph" style:parent-style-name="Standard" style:list-style-name="L42">
      <style:text-properties fo:font-size="20pt" style:font-size-asian="20pt" style:font-size-complex="20pt"/>
    </style:style>
    <style:style style:name="P103" style:family="paragraph" style:parent-style-name="Standard" style:list-style-name="L43">
      <style:text-properties fo:font-size="20pt" style:font-size-asian="20pt" style:font-size-complex="20pt"/>
    </style:style>
    <style:style style:name="P104" style:family="paragraph" style:parent-style-name="Standard" style:list-style-name="L44">
      <style:text-properties fo:font-size="20pt" style:font-size-asian="20pt" style:font-size-complex="20pt"/>
    </style:style>
    <style:style style:name="P105" style:family="paragraph" style:parent-style-name="Standard" style:list-style-name="L49">
      <style:text-properties fo:font-size="20pt" style:font-size-asian="20pt" style:font-size-complex="20pt"/>
    </style:style>
    <style:style style:name="P106" style:family="paragraph" style:parent-style-name="Standard" style:list-style-name="L50">
      <style:text-properties fo:font-size="20pt" style:font-size-asian="20pt" style:font-size-complex="20pt"/>
    </style:style>
    <style:style style:name="P107" style:family="paragraph" style:parent-style-name="Standard" style:list-style-name="L51">
      <style:text-properties fo:font-size="20pt" style:font-size-asian="20pt" style:font-size-complex="20pt"/>
    </style:style>
    <style:style style:name="P108" style:family="paragraph" style:parent-style-name="Standard" style:list-style-name="L52">
      <style:text-properties fo:font-size="20pt" style:font-size-asian="20pt" style:font-size-complex="20pt"/>
    </style:style>
    <style:style style:name="P109" style:family="paragraph" style:parent-style-name="Standard" style:list-style-name="L53">
      <style:text-properties fo:font-size="20pt" style:font-size-asian="20pt" style:font-size-complex="20pt"/>
    </style:style>
    <style:style style:name="P110" style:family="paragraph" style:parent-style-name="Standard" style:list-style-name="L54">
      <style:text-properties fo:font-size="20pt" style:font-size-asian="20pt" style:font-size-complex="20pt"/>
    </style:style>
    <style:style style:name="P111" style:family="paragraph" style:parent-style-name="Standard" style:list-style-name="L55">
      <style:text-properties fo:font-size="20pt" style:font-size-asian="20pt" style:font-size-complex="20pt"/>
    </style:style>
    <style:style style:name="P112" style:family="paragraph" style:parent-style-name="Standard" style:list-style-name="L59">
      <style:text-properties fo:font-size="20pt" style:font-size-asian="20pt" style:font-size-complex="20pt"/>
    </style:style>
    <style:style style:name="P113" style:family="paragraph" style:parent-style-name="Standard" style:list-style-name="L63">
      <style:text-properties fo:font-size="20pt" style:font-size-asian="20pt" style:font-size-complex="20pt"/>
    </style:style>
    <style:style style:name="P114" style:family="paragraph" style:parent-style-name="Standard" style:list-style-name="L72">
      <style:text-properties fo:font-size="20pt" style:font-size-asian="20pt" style:font-size-complex="20pt"/>
    </style:style>
    <style:style style:name="P115" style:family="paragraph" style:parent-style-name="Standard">
      <style:text-properties fo:font-size="20pt" style:font-size-asian="20pt" style:language-asian="ja" style:country-asian="JP" style:font-size-complex="20pt"/>
    </style:style>
    <style:style style:name="P116" style:family="paragraph" style:parent-style-name="Standard">
      <style:text-properties fo:font-size="24pt" style:font-size-asian="24pt" style:font-size-complex="24pt"/>
    </style:style>
    <style:style style:name="P117" style:family="paragraph" style:parent-style-name="Standard" style:list-style-name="L7">
      <style:text-properties fo:font-size="24pt" style:font-size-asian="24pt" style:font-size-complex="24pt"/>
    </style:style>
    <style:style style:name="P118" style:family="paragraph" style:parent-style-name="Standard" style:list-style-name="L10">
      <style:text-properties fo:font-size="24pt" style:font-size-asian="24pt" style:font-size-complex="24pt"/>
    </style:style>
    <style:style style:name="P119" style:family="paragraph" style:parent-style-name="Standard" style:list-style-name="L19">
      <style:text-properties fo:font-size="24pt" style:font-size-asian="24pt" style:font-size-complex="24pt"/>
    </style:style>
    <style:style style:name="P120" style:family="paragraph" style:parent-style-name="Standard" style:list-style-name="L22">
      <style:text-properties fo:font-size="24pt" style:font-size-asian="24pt" style:font-size-complex="24pt"/>
    </style:style>
    <style:style style:name="P121" style:family="paragraph" style:parent-style-name="Standard" style:list-style-name="L27">
      <style:text-properties fo:font-size="24pt" style:font-size-asian="24pt" style:font-size-complex="24pt"/>
    </style:style>
    <style:style style:name="P122" style:family="paragraph" style:parent-style-name="Standard" style:list-style-name="L30">
      <style:text-properties fo:font-size="24pt" style:font-size-asian="24pt" style:font-size-complex="24pt"/>
    </style:style>
    <style:style style:name="P123" style:family="paragraph" style:parent-style-name="Standard" style:list-style-name="L34">
      <style:text-properties fo:font-size="24pt" style:font-size-asian="24pt" style:font-size-complex="24pt"/>
    </style:style>
    <style:style style:name="P124" style:family="paragraph" style:parent-style-name="Standard" style:list-style-name="L37">
      <style:text-properties fo:font-size="24pt" style:font-size-asian="24pt" style:font-size-complex="24pt"/>
    </style:style>
    <style:style style:name="P125" style:family="paragraph" style:parent-style-name="Standard" style:list-style-name="L40">
      <style:text-properties fo:font-size="24pt" style:font-size-asian="24pt" style:font-size-complex="24pt"/>
    </style:style>
    <style:style style:name="P126" style:family="paragraph" style:parent-style-name="Standard" style:list-style-name="L42">
      <style:text-properties fo:font-size="24pt" style:font-size-asian="24pt" style:font-size-complex="24pt"/>
    </style:style>
    <style:style style:name="P127" style:family="paragraph" style:parent-style-name="Standard" style:list-style-name="L52">
      <style:text-properties fo:font-size="24pt" style:font-size-asian="24pt" style:font-size-complex="24pt"/>
    </style:style>
    <style:style style:name="P128" style:family="paragraph" style:parent-style-name="Standard" style:list-style-name="L58">
      <style:text-properties fo:font-size="24pt" style:font-size-asian="24pt" style:font-size-complex="24pt"/>
    </style:style>
    <style:style style:name="P129" style:family="paragraph" style:parent-style-name="Standard" style:list-style-name="L62">
      <style:text-properties fo:font-size="24pt" style:font-size-asian="24pt" style:font-size-complex="24pt"/>
    </style:style>
    <style:style style:name="P130" style:family="paragraph" style:parent-style-name="Standard" style:list-style-name="L66">
      <style:text-properties fo:font-size="24pt" style:font-size-asian="24pt" style:font-size-complex="24pt"/>
    </style:style>
    <style:style style:name="P131" style:family="paragraph" style:parent-style-name="Standard" style:list-style-name="L67">
      <style:text-properties fo:font-size="24pt" style:font-size-asian="24pt" style:font-size-complex="24pt"/>
    </style:style>
    <style:style style:name="P132" style:family="paragraph" style:parent-style-name="Standard" style:list-style-name="L75">
      <style:text-properties fo:font-size="24pt" style:font-size-asian="24pt" style:font-size-complex="24pt"/>
    </style:style>
    <style:style style:name="P133" style:family="paragraph" style:parent-style-name="Standard">
      <style:text-properties fo:font-size="24pt" style:font-size-asian="24pt" style:language-asian="ja" style:country-asian="JP" style:font-size-complex="24pt"/>
    </style:style>
    <style:style style:name="P134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35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36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37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38" style:family="paragraph" style:parent-style-name="Standard" style:list-style-name="L16">
      <style:text-properties fo:color="#801900" fo:font-size="24pt" style:font-size-asian="24pt" style:font-size-complex="24pt"/>
    </style:style>
    <style:style style:name="P139" style:family="paragraph" style:parent-style-name="Standard" style:list-style-name="L44"/>
    <style:style style:name="P140" style:family="paragraph" style:parent-style-name="Standard" style:list-style-name="L45"/>
    <style:style style:name="P141" style:family="paragraph" style:parent-style-name="Standard" style:list-style-name="L46"/>
    <style:style style:name="P142" style:family="paragraph" style:parent-style-name="Standard" style:list-style-name="L56"/>
    <style:style style:name="P143" style:family="paragraph" style:parent-style-name="Standard" style:list-style-name="L57"/>
    <style:style style:name="P144" style:family="paragraph" style:parent-style-name="Standard" style:list-style-name="L60"/>
    <style:style style:name="P145" style:family="paragraph" style:parent-style-name="Standard" style:list-style-name="L61"/>
    <style:style style:name="P146" style:family="paragraph" style:parent-style-name="Standard" style:list-style-name="L64"/>
    <style:style style:name="P147" style:family="paragraph" style:parent-style-name="Standard" style:list-style-name="L65"/>
    <style:style style:name="P148" style:family="paragraph" style:parent-style-name="Standard" style:list-style-name="L69"/>
    <style:style style:name="P149" style:family="paragraph" style:parent-style-name="Standard" style:list-style-name="L70"/>
    <style:style style:name="P150" style:family="paragraph" style:parent-style-name="Standard" style:list-style-name="L71"/>
    <style:style style:name="P151" style:family="paragraph" style:parent-style-name="Standard">
      <style:text-properties fo:color="#3333ff" fo:font-size="24pt" style:font-size-asian="24pt" style:font-size-complex="24pt"/>
    </style:style>
    <style:style style:name="P152" style:family="paragraph" style:parent-style-name="Standard" style:list-style-name="L73"/>
    <style:style style:name="P153" style:family="paragraph" style:parent-style-name="Standard" style:list-style-name="L74"/>
    <style:style style:name="P154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55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56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57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58" style:family="paragraph" style:parent-style-name="Table_20_Contents">
      <style:text-properties fo:font-size="24pt" style:font-size-asian="24pt" style:font-size-complex="24pt"/>
    </style:style>
    <style:style style:name="P159" style:family="paragraph" style:parent-style-name="Table_20_Contents"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T17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8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20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1" style:family="text">
      <style:text-properties fo:color="#000000" style:font-name-complex="times new roman" style:font-size-complex="24pt" style:font-style-complex="normal" style:font-weight-complex="normal"/>
    </style:style>
    <style:style style:name="T22" style:family="text">
      <style:text-properties fo:color="#000000" style:font-name="times new roman" fo:font-size="14pt" fo:font-style="normal" fo:font-weight="normal"/>
    </style:style>
    <style:style style:name="T23" style:family="text">
      <style:text-properties fo:color="#000000" style:font-name-asian="times new roman" style:font-size-asian="14pt" style:font-style-asian="normal" style:font-weight-asian="normal"/>
    </style:style>
    <style:style style:name="T24" style:family="text">
      <style:text-properties style:font-name-complex="times new roman" style:font-size-complex="24pt" style:font-style-complex="normal" style:font-weight-complex="normal"/>
    </style:style>
    <style:style style:name="T25" style:family="text">
      <style:text-properties style:font-name-complex="times new roman" style:font-size-complex="14pt" style:font-style-complex="normal" style:font-weight-complex="normal"/>
    </style:style>
    <style:style style:name="T26" style:family="text">
      <style:text-properties style:font-name="times new roman" fo:font-size="12pt" fo:font-style="normal" fo:font-weight="normal"/>
    </style:style>
    <style:style style:name="T27" style:family="text">
      <style:text-properties style:font-name="times new roman" fo:font-size="14pt" fo:font-style="normal" fo:font-weight="normal"/>
    </style:style>
    <style:style style:name="T28" style:family="text">
      <style:text-properties style:font-name-asian="times new roman" style:font-size-asian="14pt" style:font-style-asian="normal" style:font-weight-asian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0pt" style:font-size-asian="20pt" style:language-asian="ja" style:country-asian="JP" style:font-size-complex="20pt"/>
    </style:style>
    <style:style style:name="T31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3">myself/ diary / XXXX</text:p>
      <text:list xml:id="list7902209064000725579" text:style-name="L1">
        <text:list-item>
          <text:p text:style-name="P30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19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1629063939312212256" text:style-name="L2">
        <text:list-item>
          <text:p text:style-name="P69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19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5823536" text:continue-numbering="true" text:style-name="L2">
        <text:list-item>
          <text:p text:style-name="P37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19"/>
          </table:table-cell>
          <table:table-cell table:style-name="表3.B1" office:value-type="string">
            <text:list xml:id="list7970913226141162864" text:style-name="L3">
              <text:list-item>
                <text:p text:style-name="P70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70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5792106" text:continue-list="list35823536" text:style-name="L2">
        <text:list-item>
          <text:p text:style-name="P69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18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5"/>
      <text:p text:style-name="P5">20210209_092018=================</text:p>
      <text:p text:style-name="P23">myself/ diary /20210209_092018</text:p>
      <text:list xml:id="list1242655751686648425" text:style-name="L4">
        <text:list-item>
          <text:p text:style-name="P51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9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181033707778018878" text:style-name="L5">
        <text:list-item>
          <text:p text:style-name="P71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9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5810846" text:continue-numbering="true" text:style-name="L5">
        <text:list-item>
          <text:p text:style-name="P38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9"/>
          </table:table-cell>
          <table:table-cell table:style-name="表7.B1" office:value-type="string">
            <text:list xml:id="list1609560454760703450" text:style-name="L6">
              <text:list-item>
                <text:p text:style-name="P72">klarnet : zagrałem. ćwiczenia, nie. zagrałem sekwencję. kilka sekwencji. sekwencje z kilkom nutami.</text:p>
              </text:list-item>
              <text:list-item>
                <text:p text:style-name="P72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72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19"/>
          </table:table-cell>
          <table:table-cell table:style-name="表7.B2" office:value-type="string">
            <text:p text:style-name="P10">i played a few sequences. sequences with a few notes.</text:p>
          </table:table-cell>
        </table:table-row>
      </table:table>
      <text:list xml:id="list35804108" text:continue-list="list35810846" text:style-name="L5">
        <text:list-item>
          <text:p text:style-name="P7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18">1</text:p>
          </table:table-cell>
          <table:table-cell table:style-name="表13.B1" office:value-type="string">
            <text:p text:style-name="P13">أستخدم الملح عندما أغسل شعري.أستخدم م </text:p>
            <text:p text:style-name="P11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18"/>
          </table:table-cell>
          <table:table-cell table:style-name="表13.B2" office:value-type="string">
            <text:p text:style-name="P1"/>
          </table:table-cell>
        </table:table-row>
      </table:table>
      <text:list xml:id="list5856439080282297241" text:style-name="L7">
        <text:list-item>
          <text:p text:style-name="P117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18">1</text:p>
          </table:table-cell>
          <table:table-cell table:style-name="表14.B1" office:value-type="string">
            <text:p text:style-name="P13">من شروع به خواندن یک کتاب کردم</text:p>
            <text:p text:style-name="P11">man[나는 / shuruw'a[처음 / be[in,on / xoondam[read;읽다=itta / yeek[one / ketaab / kjardam[do</text:p>
            <text:p text:style-name="P11">i started reading a book.</text:p>
          </table:table-cell>
        </table:table-row>
        <table:table-row>
          <table:table-cell table:style-name="表14.A2" office:value-type="float" office:value="2">
            <text:p text:style-name="P20">2</text:p>
          </table:table-cell>
          <table:table-cell table:style-name="表14.B2" office:value-type="string">
            <text:p text:style-name="P14">من صبحانه نمی خورم</text:p>
            <text:p text:style-name="P12">man / sopxaane[아침밥 / nemiy[아니 / chuwram[나는-먹는다</text:p>
            <text:p text:style-name="P12">i do not eat breakfast. \\\ Nie jem śniadania \\\ 나는 아침을 먹지 않는다</text:p>
            <text:p text:style-name="P12"/>
          </table:table-cell>
        </table:table-row>
      </table:table>
      <text:list xml:id="list35797786" text:continue-numbering="true" text:style-name="L7">
        <text:list-item>
          <text:p text:style-name="P136"/>
        </text:list-item>
      </text:list>
      <text:p text:style-name="P1">//20210209_102130</text:p>
      <text:p text:style-name="P1"/>
      <text:p text:style-name="P25"><text:soft-page-break/></text:p>
      <text:p text:style-name="P5">XXX=================</text:p>
      <text:p text:style-name="P24">myself/ diary / 20210211_124408</text:p>
      <text:list xml:id="list4589491862554738556" text:style-name="L8">
        <text:list-item>
          <text:p text:style-name="P52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19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19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5809187" text:continue-numbering="true" text:style-name="L8">
        <text:list-item>
          <text:p text:style-name="P73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9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5813474" text:continue-numbering="true" text:style-name="L8">
        <text:list-item>
          <text:p text:style-name="P39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19"/>
          </table:table-cell>
          <table:table-cell table:style-name="表18.B1" office:value-type="string">
            <text:list xml:id="list8892574647762457665" text:style-name="L9">
              <text:list-item>
                <text:p text:style-name="P74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7872285844279072796" text:style-name="L10">
        <text:list-item>
          <text:p text:style-name="P7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18"/>
          </table:table-cell>
          <table:table-cell table:style-name="表19.B1" office:value-type="string">
            <text:p text:style-name="P15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3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6">astachdimu'l'kombiytira / Aindamaa / aqra'u'l'kitaba</text:p>
          </table:table-cell>
        </table:table-row>
      </table:table>
      <text:list xml:id="list35818005" text:continue-numbering="true" text:style-name="L10">
        <text:list-item>
          <text:p text:style-name="P118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18"/>
          </table:table-cell>
          <table:table-cell table:style-name="表20.B1" office:value-type="string">
            <text:p text:style-name="P15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3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6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5"/>
      <text:p text:style-name="P5">XXX=================</text:p>
      <text:p text:style-name="P24">myself/ diary / 20210215_111006</text:p>
      <text:list xml:id="list6564609767409582374" text:style-name="L11">
        <text:list-item>
          <text:p text:style-name="P53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19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19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2598668440439761617" text:style-name="L12">
        <text:list-item>
          <text:p text:style-name="P76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19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9">/ 그러나, 굳이 먹지 않다. 이윽고 11시가 가까워진다. </text:span><text:soft-page-break/><text:span text:style-name="T29">[Jednak nie odważę[我敢 się zjeść. W końcu zbliża </text:span><text:span text:style-name="T29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19"/>
          </table:table-cell>
          <table:table-cell table:style-name="表22.B2" office:value-type="string">
            <text:p text:style-name="P6"/>
          </table:table-cell>
        </table:table-row>
      </table:table>
      <text:list xml:id="list35796058" text:continue-list="list35813474" text:style-name="L8">
        <text:list-item>
          <text:p text:style-name="P66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6"/>
          </table:table-cell>
          <table:table-cell table:style-name="表23.B1" office:value-type="string">
            <text:list xml:id="list6029600444210986448" text:style-name="L13">
              <text:list-item>
                <text:p text:style-name="P154"/>
              </text:list-item>
            </text:list>
          </table:table-cell>
        </table:table-row>
        <table:table-row>
          <table:table-cell table:style-name="表23.A2" office:value-type="string">
            <text:p text:style-name="P26"/>
          </table:table-cell>
          <table:table-cell table:style-name="表23.B2" office:value-type="string">
            <text:p text:style-name="P28"/>
          </table:table-cell>
        </table:table-row>
      </table:table>
      <text:list xml:id="list6501568052934498944" text:style-name="L14">
        <text:list-item>
          <text:p text:style-name="P15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7"/>
          </table:table-cell>
          <table:table-cell table:style-name="表24.B1" office:value-type="string">
            <text:p text:style-name="P29"/>
          </table:table-cell>
        </table:table-row>
      </table:table>
      <text:list xml:id="list35804648" text:continue-numbering="true" text:style-name="L14">
        <text:list-item>
          <text:p text:style-name="P156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7"/>
          </table:table-cell>
          <table:table-cell table:style-name="表25.B1" office:value-type="string">
            <text:p text:style-name="P29"/>
          </table:table-cell>
        </table:table-row>
      </table:table>
      <text:p text:style-name="P29"/>
      <text:p text:style-name="P1">//20210215_110943</text:p>
      <text:p text:style-name="P1"/>
      <text:p text:style-name="P25"/>
      <text:p text:style-name="P5">XXX=================</text:p>
      <text:p text:style-name="P24">myself/ diary / 20210216_111845</text:p>
      <text:list xml:id="list35820768" text:continue-list="list35796058" text:style-name="L8">
        <text:list-item>
          <text:p text:style-name="P52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19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5823358" text:continue-numbering="true" text:style-name="L8">
        <text:list-item>
          <text:p text:style-name="P73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19"/>
          </table:table-cell>
          <table:table-cell table:style-name="表27.B1" office:value-type="string">
            <text:p text:style-name="Standard"><text:span text:style-name="T29">지금 읽고 있는 책. / 제목은 “</text:span><text:span text:style-name="T30">折りたく柴の記</text:span><text:span text:style-name="T29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5804614" text:continue-numbering="true" text:style-name="L8">
        <text:list-item>
          <text:p text:style-name="P39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19"/>
          </table:table-cell>
          <table:table-cell table:style-name="表28.B1" office:value-type="string">
            <text:list xml:id="list7009552305772169620" text:style-name="L15">
              <text:list-item>
                <text:p text:style-name="P77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8709865641974583991" text:style-name="L16">
        <text:list-item>
          <text:p text:style-name="P78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18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18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5812221" text:continue-numbering="true" text:style-name="L16">
        <text:list-item>
          <text:p text:style-name="P138"><text:span text:style-name="T20">در مورد تحقیق </text:span><text:span text:style-name="T19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1"/>
          </table:table-cell>
          <table:table-cell table:style-name="表30.B1" office:value-type="string">
            <text:p text:style-name="P17"/>
          </table:table-cell>
        </table:table-row>
      </table:table>
      <text:p text:style-name="P17"/>
      <text:p text:style-name="P1">//20210216_114656</text:p>
      <text:p text:style-name="P1"/>
      <text:p text:style-name="P25"/>
      <text:p text:style-name="P5">XXX=================</text:p>
      <text:p text:style-name="P24"><text:soft-page-break/>myself/ diary / XXXX</text:p>
      <text:list xml:id="list8570976246836354806" text:style-name="L17">
        <text:list-item>
          <text:p text:style-name="P54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19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5803112" text:continue-numbering="true" text:style-name="L17">
        <text:list-item>
          <text:p text:style-name="P79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19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19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5809006" text:continue-numbering="true" text:style-name="L17">
        <text:list-item>
          <text:p text:style-name="P40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19"/>
          </table:table-cell>
          <table:table-cell table:style-name="表33.B1" office:value-type="string">
            <text:list xml:id="list1149677949539789724" text:style-name="L18">
              <text:list-item>
                <text:p text:style-name="P80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80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80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9146250632487762928" text:style-name="L19">
        <text:list-item>
          <text:p text:style-name="P81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18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18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5812927" text:continue-numbering="true" text:style-name="L19">
        <text:list-item>
          <text:p text:style-name="P119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18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18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5"/>
      <text:p text:style-name="P5">XXX=================</text:p>
      <text:p text:style-name="P24">myself/ diary / XXXX</text:p>
      <text:list xml:id="list206982432160803946" text:style-name="L20">
        <text:list-item>
          <text:p text:style-name="P55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19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19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5815316" text:continue-numbering="true" text:style-name="L20">
        <text:list-item>
          <text:p text:style-name="P82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19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5807341" text:continue-numbering="true" text:style-name="L20">
        <text:list-item>
          <text:p text:style-name="P41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19"/>
          </table:table-cell>
          <table:table-cell table:style-name="表38.B1" office:value-type="string">
            <text:list xml:id="list8305156379761241387" text:style-name="L21">
              <text:list-item>
                <text:p text:style-name="P83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19"/>
          </table:table-cell>
          <table:table-cell table:style-name="表38.B2" office:value-type="string">
            <text:p text:style-name="P6"/>
          </table:table-cell>
        </table:table-row>
      </table:table>
      <text:list xml:id="list8744777050549951819" text:style-name="L22">
        <text:list-item>
          <text:p text:style-name="P8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18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1">atan~uchraa[한번 더</text:span>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18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5823445" text:continue-numbering="true" text:style-name="L22">
        <text:list-item>
          <text:p text:style-name="P120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18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6">it was Wed<text:span text:style-name="T31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18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5"/>
      <text:p text:style-name="P5">XXX=================</text:p>
      <text:p text:style-name="P24">myself/ diary / XXXX</text:p>
      <text:list xml:id="list6310264991650888246" text:style-name="L23">
        <text:list-item>
          <text:p text:style-name="P56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19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5812989" text:continue-numbering="true" text:style-name="L23">
        <text:list-item>
          <text:p text:style-name="P85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19"/>
          </table:table-cell>
          <table:table-cell table:style-name="表42.B1" office:value-type="string">
            <text:list xml:id="list4150038766068783991" text:style-name="L24">
              <text:list-item>
                <text:p text:style-name="P86">화장실에서 <text:s/>오줌[mocz을 할 때, 때때로 소변이 변기[miska ustępowa 밖으로 나가 버린다.</text:p>
              </text:list-item>
              <text:list-item>
                <text:p text:style-name="P86">그런 때[W tym czasie, 먼저 화장지[ręcznik papierowy toaleta로 닦아 낸다[Ścierać.</text:p>
              </text:list-item>
              <text:list-item>
                <text:p text:style-name="P86">그 후, 스프레이로 당한 장소으로 소독액을 <text:s/>살포한다.</text:p>
              </text:list-item>
              <text:list-item>
                <text:p text:style-name="P86">그리고, 다시 그 장소를 닦아낸다.</text:p>
              </text:list-item>
            </text:list>
          </table:table-cell>
        </table:table-row>
      </table:table>
      <text:list xml:id="list5131727618207843309" text:style-name="L25">
        <text:list-item>
          <text:p text:style-name="P42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19"/>
          </table:table-cell>
          <table:table-cell table:style-name="表43.B1" office:value-type="string">
            <text:list xml:id="list4976932912221024516" text:style-name="L26">
              <text:list-item>
                <text:p text:style-name="P87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87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87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4823282080014719729" text:style-name="L27">
        <text:list-item>
          <text:p text:style-name="P88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18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6">mar<text:span text:style-name="T31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18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5802330" text:continue-numbering="true" text:style-name="L27">
        <text:list-item>
          <text:p text:style-name="P121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18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6">it was Thu<text:span text:style-name="T31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18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9">20210219_100936</text:span></text:p>
      <text:p text:style-name="P1"/>
      <text:p text:style-name="P25"/>
      <text:p text:style-name="P5">XXX=================</text:p>
      <text:p text:style-name="P24"><text:soft-page-break/>myself/ diary / 20210221_142954</text:p>
      <text:list xml:id="list2084439836838012416" text:style-name="L28">
        <text:list-item>
          <text:p text:style-name="P57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19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19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5794943" text:continue-numbering="true" text:style-name="L28">
        <text:list-item>
          <text:p text:style-name="P89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19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5792602" text:continue-numbering="true" text:style-name="L28">
        <text:list-item>
          <text:p text:style-name="P43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19"/>
          </table:table-cell>
          <table:table-cell table:style-name="表48.B1" office:value-type="string">
            <text:list xml:id="list6639050425493969309" text:style-name="L29">
              <text:list-item>
                <text:p text:style-name="P90">wczoraj. shaku : znowu spisanie o związecie między pozycjonowaniem i wysokością dźwięku przez te pozycjonowaniem.</text:p>
              </text:list-item>
              <text:list-item>
                <text:p text:style-name="P90">odkrycie z dnia : tak zwana "yuri", to ma trzy pozycje. / pierwsza pozycja : ćwierć / druga : półnuta / trzecia : jeden i pól</text:p>
              </text:list-item>
              <text:list-item>
                <text:p text:style-name="P90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5033234795653472160" text:style-name="L30">
        <text:list-item>
          <text:p text:style-name="P9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6">it was Sat<text:span text:style-name="T31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18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5793059" text:continue-numbering="true" text:style-name="L30">
        <text:list-item>
          <text:p text:style-name="P122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18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18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5"/>
      <text:p text:style-name="P5">XXX=================</text:p>
      <text:p text:style-name="P24">myself/ diary / 20210222_151128</text:p>
      <text:list xml:id="list7617946909401953507" text:style-name="L31">
        <text:list-item>
          <text:p text:style-name="P58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19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5805876" text:continue-numbering="true" text:style-name="L31">
        <text:list-item>
          <text:p text:style-name="P92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19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9112599135082227895" text:style-name="L32">
        <text:list-item>
          <text:p text:style-name="P44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19"/>
          </table:table-cell>
          <table:table-cell table:style-name="表53.B1" office:value-type="string">
            <text:list xml:id="list5131668993915027156" text:style-name="L33">
              <text:list-item>
                <text:p text:style-name="P93">shaku : shaku : znowu, kontynuowałem spisać tabelą korespondencji między pozycjonowaniem i wysokością dźwięku.</text:p>
              </text:list-item>
              <text:list-item>
                <text:p text:style-name="P93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945905342240906182" text:style-name="L34">
        <text:list-item>
          <text:p text:style-name="P9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8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6">it was Sun<text:span text:style-name="T31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18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18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18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18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5823354" text:continue-numbering="true" text:style-name="L34">
        <text:list-item>
          <text:p text:style-name="P123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18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18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5"/>
      <text:p text:style-name="P5"><text:soft-page-break/>XXX=================</text:p>
      <text:p text:style-name="P24">myself/ diary / 20210223_112347</text:p>
      <text:list xml:id="list5501915787400273906" text:style-name="L35">
        <text:list-item>
          <text:p text:style-name="P59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19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19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5815606" text:continue-numbering="true" text:style-name="L35">
        <text:list-item>
          <text:p text:style-name="P95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19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5804690" text:continue-numbering="true" text:style-name="L35">
        <text:list-item>
          <text:p text:style-name="P45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19"/>
          </table:table-cell>
          <table:table-cell table:style-name="表58.B1" office:value-type="string">
            <text:list xml:id="list7300351128197548698" text:style-name="L36">
              <text:list-item>
                <text:p text:style-name="P96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19"/>
          </table:table-cell>
          <table:table-cell table:style-name="表58.B2" office:value-type="string">
            <text:p text:style-name="P6"/>
          </table:table-cell>
        </table:table-row>
      </table:table>
      <text:list xml:id="list6775963153063603200" text:style-name="L37">
        <text:list-item>
          <text:p text:style-name="P97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18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18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5820487" text:continue-numbering="true" text:style-name="L37">
        <text:list-item>
          <text:p text:style-name="P124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18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18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5"/>
      <text:p text:style-name="P5">XXX=================</text:p>
      <text:p text:style-name="P24">myself/ diary / 20210224_101437</text:p>
      <text:list xml:id="list6797752209699584495" text:style-name="L38">
        <text:list-item>
          <text:p text:style-name="P60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19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5805437" text:continue-numbering="true" text:style-name="L38">
        <text:list-item>
          <text:p text:style-name="P98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19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5792728" text:continue-numbering="true" text:style-name="L38">
        <text:list-item>
          <text:p text:style-name="P46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19"/>
          </table:table-cell>
          <table:table-cell table:style-name="表63.B1" office:value-type="string">
            <text:list xml:id="list6927921662617498925" text:style-name="L39">
              <text:list-item>
                <text:p text:style-name="P99">shaku : jak dla podstawowych praktyk dmuchania, takie same jak poprzednio.</text:p>
              </text:list-item>
              <text:list-item>
                <text:p text:style-name="P99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3699702751816128662" text:style-name="L40">
        <text:list-item>
          <text:p text:style-name="P100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18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6">it was Tue<text:span text:style-name="T31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18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5805060" text:continue-numbering="true" text:style-name="L40">
        <text:list-item>
          <text:p text:style-name="P125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18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18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5"/>
      <text:p text:style-name="P5">XXX=================</text:p>
      <text:p text:style-name="P24">myself/ diary / 20210226_142505</text:p>
      <text:list xml:id="list35804605" text:continue-list="list35804614" text:style-name="L8">
        <text:list-item>
          <text:p text:style-name="P52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19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5802525" text:continue-numbering="true" text:style-name="L8">
        <text:list-item>
          <text:p text:style-name="P73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19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5811925" text:continue-numbering="true" text:style-name="L8">
        <text:list-item>
          <text:p text:style-name="P39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19"/>
          </table:table-cell>
          <table:table-cell table:style-name="表68.B1" office:value-type="string">
            <text:list xml:id="list3661724526480440117" text:style-name="L41">
              <text:list-item>
                <text:p text:style-name="P101">zagrałem melodię, którą spisałem w poprzedniej sesji.</text:p>
              </text:list-item>
              <text:list-item>
                <text:p text:style-name="P101">sfilmowałem siebie podczas poprzedniej sesji, grając tę melodię.</text:p>
              </text:list-item>
            </text:list>
          </table:table-cell>
        </table:table-row>
      </table:table>
      <text:list xml:id="list3520923234731853964" text:style-name="L42">
        <text:list-item>
          <text:p text:style-name="P102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18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6">it was Thu<text:span text:style-name="T31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18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5812183" text:continue-numbering="true" text:style-name="L42">
        <text:list-item>
          <text:p text:style-name="P126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18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18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5"/>
      <text:p text:style-name="P5">XXX=================</text:p>
      <text:p text:style-name="P24">myself/ diary / 20210228_135252</text:p>
      <text:list xml:id="list7385445493928191683" text:style-name="L43">
        <text:list-item>
          <text:p text:style-name="P61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19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19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5792452" text:continue-numbering="true" text:style-name="L43">
        <text:list-item>
          <text:p text:style-name="P103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19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5791193" text:continue-numbering="true" text:style-name="L43">
        <text:list-item>
          <text:p text:style-name="P47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19"/>
          </table:table-cell>
          <table:table-cell table:style-name="表73.B1" office:value-type="string">
            <text:list xml:id="list9123543928140449757" text:style-name="L44">
              <text:list-item>
                <text:p text:style-name="P104">wczoraj, nie zagrałem. nie miałem czasu na go.</text:p>
              </text:list-item>
              <text:list-item>
                <text:p text:style-name="P139"><text:soft-page-break/><text:span text:style-name="T29">moja talia[허리 jest teraz taka bolesna[</text:span><text:span text:style-name="T5">아파요</text:span> <text:span text:style-name="T29">.</text:span></text:p>
              </text:list-item>
              <text:list-item>
                <text:p text:style-name="P104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19"/>
          </table:table-cell>
          <table:table-cell table:style-name="表73.B2" office:value-type="string">
            <text:p text:style-name="P6"/>
          </table:table-cell>
        </table:table-row>
      </table:table>
      <text:list xml:id="list3224620605892095361" text:style-name="L45">
        <text:list-item>
          <text:p text:style-name="P14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18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6">it was sat<text:span text:style-name="T31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18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4860357901010523657" text:style-name="L46">
        <text:list-item>
          <text:p text:style-name="P141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18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18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7162399636145380974" text:style-name="L47">
        <text:list-item>
          <text:p text:style-name="P137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18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18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5"/>
      <text:p text:style-name="P5">XXX=================</text:p>
      <text:p text:style-name="P24">myself/ diary / XXXX</text:p>
      <text:list xml:id="list3871053641118834261" text:style-name="L48">
        <text:list-item>
          <text:p text:style-name="P62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19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5"/>
      <text:p text:style-name="P5">XXX=================</text:p>
      <text:p text:style-name="P24">myself/ diary / 20210302_124745</text:p>
      <text:list xml:id="list1241685593338622829" text:style-name="L49">
        <text:list-item>
          <text:p text:style-name="P63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19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5820413" text:continue-numbering="true" text:style-name="L49">
        <text:list-item>
          <text:p text:style-name="P105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19"/>
          </table:table-cell>
          <table:table-cell table:style-name="表80.B1" office:value-type="string">
            <text:list xml:id="list6686330422735717930" text:style-name="L50">
              <text:list-item>
                <text:p text:style-name="P106">매일 하고 있는 것 : 거의 매일 음료를 만들고 있다. / 보리차와 홍차이다.</text:p>
              </text:list-item>
              <text:list-item>
                <text:p text:style-name="P106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5812906" text:continue-list="list35820413" text:style-name="L49">
        <text:list-item>
          <text:p text:style-name="P48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19"/>
          </table:table-cell>
          <table:table-cell table:style-name="表81.B1" office:value-type="string">
            <text:list xml:id="list294784046597315433" text:style-name="L51">
              <text:list-item>
                <text:p text:style-name="P107">wczoraj. shaku. / czas, który wykorzystałem na zagranie, to około godziny i dwudziestu minut.</text:p>
              </text:list-item>
              <text:list-item>
                <text:p text:style-name="P107">nowa rzecz : skomponowałem melodię, używając skali japońskiej. </text:p>
              </text:list-item>
              <text:list-item>
                <text:p text:style-name="P107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19"/>
          </table:table-cell>
          <table:table-cell table:style-name="表81.B2" office:value-type="string">
            <text:p text:style-name="P6"/>
          </table:table-cell>
        </table:table-row>
      </table:table>
      <text:list xml:id="list3106285970623380599" text:style-name="L52">
        <text:list-item>
          <text:p text:style-name="P10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18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6">it was Mon<text:span text:style-name="T31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18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5797340" text:continue-numbering="true" text:style-name="L52">
        <text:list-item>
          <text:p text:style-name="P127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18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18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5793617" text:continue-numbering="true" text:style-name="L52">
        <text:list-item>
          <text:p text:style-name="P127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18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18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5"/>
      <text:p text:style-name="P5">XXX=================</text:p>
      <text:p text:style-name="P24">myself/ diary / XXXX</text:p>
      <text:list xml:id="list8635541000612226920" text:style-name="L53">
        <text:list-item>
          <text:p text:style-name="P64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19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5811140" text:continue-numbering="true" text:style-name="L53">
        <text:list-item>
          <text:p text:style-name="P109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19"/>
          </table:table-cell>
          <table:table-cell table:style-name="表86.B1" office:value-type="string">
            <text:list xml:id="list1667688215570234187" text:style-name="L54">
              <text:list-item>
                <text:p text:style-name="P110">점심은 격일로 먹는다. 어제는 먹었다. </text:p>
              </text:list-item>
              <text:list-item>
                <text:p text:style-name="P110">과자를 먹는다. / 초콜릿, 건빵, 땅콩[arachid.</text:p>
              </text:list-item>
            </text:list>
          </table:table-cell>
        </table:table-row>
      </table:table>
      <text:list xml:id="list35797414" text:continue-list="list35811140" text:style-name="L53">
        <text:list-item>
          <text:p text:style-name="P49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19"/>
          </table:table-cell>
          <table:table-cell table:style-name="表87.B1" office:value-type="string">
            <text:list xml:id="list3420891131999672919" text:style-name="L55">
              <text:list-item>
                <text:p text:style-name="P111">shaku : ćwiczenia podstawowe, które robię codziennie.</text:p>
              </text:list-item>
              <text:list-item>
                <text:p text:style-name="P111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697272556381613982" text:style-name="L56">
        <text:list-item>
          <text:p text:style-name="P14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18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6">Tue<text:span text:style-name="T31">sday. sunny.</text:span></text:p>
            <text:p text:style-name="P7">yawm'l'thlathaaI / mushmisun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18"/>
          </table:table-cell>
          <table:table-cell table:style-name="表88.B2" office:value-type="string">
            <text:p text:style-name="P7">I use a spoon when I eat meals.</text:p>
            <text:p text:style-name="P6">astachdimu / l'milaAAqata / AIndamaa / atanaawalu[take / wadhabaati[meal / l't^aAAmi[food</text:p>
          </table:table-cell>
        </table:table-row>
      </table:table>
      <text:list xml:id="list109055119663609353" text:style-name="L57">
        <text:list-item>
          <text:p text:style-name="P143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18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18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6756098598552452496" text:style-name="L58">
        <text:list-item>
          <text:p text:style-name="P128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18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18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5"/>
      <text:p text:style-name="P5">XXX=================</text:p>
      <text:p text:style-name="P24">myself/ diary / 20210305_150814</text:p>
      <text:list xml:id="list483111108657860790" text:style-name="L69">
        <text:list-item>
          <text:p text:style-name="P65"><text:span text:style-name="T16">먹이주기</text:span>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19"/>
          </table:table-cell>
          <table:table-cell table:style-name="表91.B1" office:value-type="string">
            <text:list xml:id="list2200212946918138431" text:style-name="L70">
              <text:list-item>
                <text:p text:style-name="P149"><text:span text:style-name="T29">두 마리 모두 서 쪽에서. 작은 구역의 북서 모서리에서 나왔다.</text:span></text:p>
              </text:list-item>
              <text:list-item>
                <text:p text:style-name="P149"><text:span text:style-name="T29">서 쪽에서 공원으로 돌아갈 때, 보도상에 한 사람이 걸어왔었다. / 그래서, 나는 크로글을 보지 않고, 공워의 출입구으로 계속 걸었다. / 그러자, 크로가 옹벽 동남 모서리에서 기침을 시작했다.</text:span></text:p>
              </text:list-item>
              <text:list-item>
                <text:p text:style-name="P149"><text:span text:style-name="T29">빨리 크로의 옆으로 가서, 양팔로 안아했다.</text:span></text:p>
              </text:list-item>
            </text:list>
          </table:table-cell>
        </table:table-row>
      </table:table>
      <text:p text:style-name="P6"/>
      <text:list xml:id="list35794124" text:continue-list="list483111108657860790" text:style-name="L69">
        <text:list-item>
          <text:p text:style-name="P148"><text:span text:style-name="T29">신변의 세들로한 것에 대해</text:span>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19"/>
          </table:table-cell>
          <table:table-cell table:style-name="表92.B1" office:value-type="string">
            <text:p text:style-name="P6">문구<text:span text:style-name="T31">[Materiały biurowe</text:span>에 대해</text:p>
            <text:list xml:id="list6983154470788996944" text:style-name="L71">
              <text:list-item>
                <text:p text:style-name="P150"><text:span text:style-name="T29">가위[Nożyce가 한 개 책상[biurko에 있다. / 이 가위를 뭘 위해 사용 할까? / 손 등에 부상[obrażenia을 했을 때, 테이프를 붙인다. / 이 테이프를 자르는 데 사용한다.</text:span></text:p>
              </text:list-item>
            </text:list>
          </table:table-cell>
        </table:table-row>
      </table:table>
      <text:list xml:id="list35803189" text:continue-list="list35794124" text:style-name="L69">
        <text:list-item>
          <text:p text:style-name="P50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19"/>
          </table:table-cell>
          <table:table-cell table:style-name="表93.B1" office:value-type="string">
            <text:list xml:id="list8427388848794878481" text:style-name="L59">
              <text:list-item>
                <text:p text:style-name="P112">shaku : ćwiczenia podstawowe. a także, wypróbowałem japońskie wagi.</text:p>
              </text:list-item>
              <text:list-item>
                <text:p text:style-name="P112">boiska są : 1,4,5,6f</text:p>
              </text:list-item>
              <text:list-item>
                <text:p text:style-name="P112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608676552980366472" text:style-name="L60">
        <text:list-item>
          <text:p text:style-name="P144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18"/>
          </table:table-cell>
          <table:table-cell table:style-name="表94.B1" office:value-type="string">
            <text:p text:style-name="P3">يوم الخميس. مشمس.</text:p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7">thursday. sunny.</text:p>
            <text:p text:style-name="P7">yaw'al'chamiysi. / mushmisun</text:p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3">أكلت العشاء وكذلك الغداء.</text:p>
          </table:table-cell>
        </table:table-row>
        <table:table-row>
          <table:table-cell table:style-name="表94.A2" office:value-type="string">
            <text:p text:style-name="P18"/>
          </table:table-cell>
          <table:table-cell table:style-name="表94.B2" office:value-type="string">
            <text:p text:style-name="P7">I ate supper, as well as lunch.</text:p>
            <text:p text:style-name="P7">akalatil'AIshaaU / wa'kadzaalik / al'ghadaaU.</text:p>
          </table:table-cell>
        </table:table-row>
      </table:table>
      <text:list xml:id="list8058650823945283004" text:style-name="L61">
        <text:list-item>
          <text:p text:style-name="P145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18"/>
          </table:table-cell>
          <table:table-cell table:style-name="表95.B1" office:value-type="string">
            <text:p text:style-name="P2">پنج شنبه. آفتابی.</text:p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7">thursday. sunny.</text:p>
            <text:p text:style-name="P7">* / aftaabiy</text:p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2">در شب ، باران بسیار کمی می بارد.</text:p>
          </table:table-cell>
        </table:table-row>
        <table:table-row>
          <table:table-cell table:style-name="表95.A2" office:value-type="string">
            <text:p text:style-name="P18"/>
          </table:table-cell>
          <table:table-cell table:style-name="表95.B2" office:value-type="string">
            <text:p text:style-name="P7">in the evening, very little rain fall.</text:p>
            <text:p text:style-name="P7">daar[at / shaab[밤 / baaraan[비 / bas'yaar[대단히 / kyaamiy[조금 / miy[쏟아져~1 / baarad</text:p>
          </table:table-cell>
        </table:table-row>
      </table:table>
      <text:p text:style-name="P6"/>
      <text:list xml:id="list6618182041162275284" text:style-name="L62">
        <text:list-item>
          <text:p text:style-name="P129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18"/>
          </table:table-cell>
          <table:table-cell table:style-name="表96.B1" office:value-type="string">
            <text:p text:style-name="P2">у меня плохие зубы.</text:p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7">I have bad teeth.</text:p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2">я сти'скиваю зубы.</text:p>
          </table:table-cell>
        </table:table-row>
        <table:table-row>
          <table:table-cell table:style-name="表96.A2" office:value-type="string">
            <text:p text:style-name="P18"/>
          </table:table-cell>
          <table:table-cell table:style-name="表96.B2" office:value-type="string">
            <text:p text:style-name="P7">I grit my teeth.</text:p>
          </table:table-cell>
        </table:table-row>
      </table:table>
      <text:p text:style-name="P6"><text:soft-page-break/></text:p>
      <text:p text:style-name="P6">//20210305_155738</text:p>
      <text:p text:style-name="P1"/>
      <text:p text:style-name="P25">@@@</text:p>
      <text:p text:style-name="P5">XXX=================</text:p>
      <text:p text:style-name="P24">myself/ diary / XXXX</text:p>
      <text:list xml:id="list35804270" text:continue-list="list35797414" text:style-name="L53">
        <text:list-item>
          <text:p text:style-name="P64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19"/>
          </table:table-cell>
          <table:table-cell table:style-name="表98.B1" office:value-type="string">
            <text:p text:style-name="P6"/>
          </table:table-cell>
        </table:table-row>
      </table:table>
      <text:p text:style-name="P6"/>
      <text:list xml:id="list35818911" text:continue-numbering="true" text:style-name="L53">
        <text:list-item>
          <text:p text:style-name="P109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19"/>
          </table:table-cell>
          <table:table-cell table:style-name="表99.B1" office:value-type="string">
            <text:p text:style-name="P6"/>
          </table:table-cell>
        </table:table-row>
      </table:table>
      <text:list xml:id="list35822833" text:continue-numbering="true" text:style-name="L53">
        <text:list-item>
          <text:p text:style-name="P49">muzyka</text:p>
        </text:list-item>
      </text:list>
      <table:table table:name="表100" table:style-name="表100">
        <table:table-column table:style-name="表100.A"/>
        <table:table-column table:style-name="表100.B"/>
        <table:table-row>
          <table:table-cell table:style-name="表100.A1" office:value-type="string">
            <text:p text:style-name="P19"/>
          </table:table-cell>
          <table:table-cell table:style-name="表100.B1" office:value-type="string">
            <text:list xml:id="list7452232862260400029" text:style-name="L72">
              <text:list-item>
                <text:p text:style-name="P114"/>
              </text:list-item>
            </text:list>
          </table:table-cell>
        </table:table-row>
      </table:table>
      <text:list xml:id="list2860269092593687754" text:style-name="L73">
        <text:list-item>
          <text:p text:style-name="P15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18"/>
          </table:table-cell>
          <table:table-cell table:style-name="表101.B1" office:value-type="string">
            <text:p text:style-name="P3">aaa</text:p>
          </table:table-cell>
        </table:table-row>
        <table:table-row>
          <table:table-cell table:style-name="表101.A2" office:value-type="string">
            <text:p text:style-name="P18"/>
          </table:table-cell>
          <table:table-cell table:style-name="表101.B2" office:value-type="string">
            <text:p text:style-name="P6"/>
          </table:table-cell>
        </table:table-row>
        <table:table-row>
          <table:table-cell table:style-name="表101.A2" office:value-type="string">
            <text:p text:style-name="P18"/>
          </table:table-cell>
          <table:table-cell table:style-name="表101.B2" office:value-type="string">
            <text:p text:style-name="P3">aaa</text:p>
          </table:table-cell>
        </table:table-row>
        <table:table-row>
          <table:table-cell table:style-name="表101.A2" office:value-type="string">
            <text:p text:style-name="P18"/>
          </table:table-cell>
          <table:table-cell table:style-name="表101.B2" office:value-type="string">
            <text:p text:style-name="P7"/>
          </table:table-cell>
        </table:table-row>
      </table:table>
      <text:list xml:id="list2635535649794699694" text:style-name="L74">
        <text:list-item>
          <text:p text:style-name="P153"><text:span text:style-name="T8">در مورد تحقیق </text:span><text:span text:style-name="T9">### daar[about / moored[case / txqiyq[research</text:span>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18"/>
          </table:table-cell>
          <table:table-cell table:style-name="表102.B1" office:value-type="string">
            <text:p text:style-name="P2">aaa</text:p>
          </table:table-cell>
        </table:table-row>
        <table:table-row>
          <table:table-cell table:style-name="表102.A2" office:value-type="string">
            <text:p text:style-name="P18"/>
          </table:table-cell>
          <table:table-cell table:style-name="表102.B2" office:value-type="string">
            <text:p text:style-name="P7"/>
          </table:table-cell>
        </table:table-row>
        <table:table-row>
          <table:table-cell table:style-name="表102.A2" office:value-type="string">
            <text:p text:style-name="P18"/>
          </table:table-cell>
          <table:table-cell table:style-name="表102.B2" office:value-type="string">
            <text:p text:style-name="P2">aaa</text:p>
          </table:table-cell>
        </table:table-row>
        <table:table-row>
          <table:table-cell table:style-name="表102.A2" office:value-type="string">
            <text:p text:style-name="P18"/>
          </table:table-cell>
          <table:table-cell table:style-name="表102.B2" office:value-type="string">
            <text:p text:style-name="P7"/>
          </table:table-cell>
        </table:table-row>
      </table:table>
      <text:p text:style-name="P6"/>
      <text:list xml:id="list2730862795403098754" text:style-name="L75">
        <text:list-item>
          <text:p text:style-name="P132"><text:soft-page-break/>вокруг меня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18"/>
          </table:table-cell>
          <table:table-cell table:style-name="表103.B1" office:value-type="string">
            <text:p text:style-name="P2">aaa</text:p>
          </table:table-cell>
        </table:table-row>
        <table:table-row>
          <table:table-cell table:style-name="表103.A2" office:value-type="string">
            <text:p text:style-name="P18"/>
          </table:table-cell>
          <table:table-cell table:style-name="表103.B2" office:value-type="string">
            <text:p text:style-name="P7"/>
          </table:table-cell>
        </table:table-row>
        <table:table-row>
          <table:table-cell table:style-name="表103.A2" office:value-type="string">
            <text:p text:style-name="P18"/>
          </table:table-cell>
          <table:table-cell table:style-name="表103.B2" office:value-type="string">
            <text:p text:style-name="P2">aaa</text:p>
          </table:table-cell>
        </table:table-row>
        <table:table-row>
          <table:table-cell table:style-name="表103.A2" office:value-type="string">
            <text:p text:style-name="P18"/>
          </table:table-cell>
          <table:table-cell table:style-name="表103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9">-------------------- TEMPLATE 20210209_091706</text:p>
      <text:p text:style-name="P5">XXX=================</text:p>
      <text:p text:style-name="P24">myself/ diary / XXXX</text:p>
      <text:list xml:id="list35805433" text:continue-list="list35822833" text:style-name="L53">
        <text:list-item>
          <text:p text:style-name="P64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9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5804898" text:continue-numbering="true" text:style-name="L53">
        <text:list-item>
          <text:p text:style-name="P109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9"/>
          </table:table-cell>
          <table:table-cell table:style-name="表9.B1" office:value-type="string">
            <text:p text:style-name="P6"/>
          </table:table-cell>
        </table:table-row>
      </table:table>
      <text:list xml:id="list35796828" text:continue-numbering="true" text:style-name="L53">
        <text:list-item>
          <text:p text:style-name="P49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9"/>
          </table:table-cell>
          <table:table-cell table:style-name="表10.B1" office:value-type="string">
            <text:list xml:id="list8158359640733890669" text:style-name="L63">
              <text:list-item>
                <text:p text:style-name="P113"/>
              </text:list-item>
            </text:list>
          </table:table-cell>
        </table:table-row>
      </table:table>
      <text:list xml:id="list2937391698986694325" text:style-name="L64">
        <text:list-item>
          <text:p text:style-name="P14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9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8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6"/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18"/>
          </table:table-cell>
          <table:table-cell table:style-name="表11.B2" office:value-type="string">
            <text:p text:style-name="P7"/>
          </table:table-cell>
        </table:table-row>
      </table:table>
      <text:list xml:id="list2042048120124253230" text:style-name="L65">
        <text:list-item>
          <text:p text:style-name="P147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ext:soft-page-break/>
        <table:table-row>
          <table:table-cell table:style-name="表15.A1" office:value-type="string">
            <text:p text:style-name="P18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18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7064694952293056129" text:style-name="L66">
        <text:list-item>
          <text:p text:style-name="P130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18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18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2">myself/ diary / XXXX</text:p>
      <text:list xml:id="list35813059" text:continue-list="list7902209064000725579" text:style-name="L1">
        <text:list-item>
          <text:p text:style-name="P31"><text:span text:style-name="T28">먹이주기 </text:span><text:span text:style-name="T27">: </text:span><text:span text:style-name="T28">돈 </text:span><text:span text:style-name="T27">~ / </text:span><text:span text:style-name="T28">류 </text:span><text:span text:style-name="T27">~ / </text:span><text:span text:style-name="T28">두 마리 </text:span><text:span text:style-name="T27">+</text:span></text:p>
        </text:list-item>
        <text:list-item>
          <text:p text:style-name="P32">신변의 세들로한 것에 대해</text:p>
        </text:list-item>
        <text:list-item>
          <text:p text:style-name="P31"><text:span text:style-name="T27">питье'[-yoo:</text:span><text:span text:style-name="T28">마신다 </text:span><text:span text:style-name="T27">алкого'ля</text:span></text:p>
        </text:list-item>
        <text:list-item>
          <text:p text:style-name="P34">muzyka</text:p>
        </text:list-item>
        <text:list-item>
          <text:p text:style-name="P35"><text:span text:style-name="T21">عن الله</text:span><text:span text:style-name="T22">. ### AAn'laa[</text:span><text:span text:style-name="T23">신에</text:span><text:span text:style-name="T22">-</text:span><text:span text:style-name="T23">대해</text:span></text:p>
        </text:list-item>
        <text:list-item>
          <text:p text:style-name="P31"><text:span text:style-name="T24">عن الأشياء الصغيرة من حولي</text:span><text:span text:style-name="T26">. </text:span><text:span text:style-name="T27">### AAn'il'ashiyaaI[</text:span><text:span text:style-name="T28">사물에</text:span><text:span text:style-name="T27">-</text:span><text:span text:style-name="T28">대해 </text:span><text:span text:style-name="T27">/ 's^aghiyyati[</text:span><text:span text:style-name="T28">작은 </text:span><text:span text:style-name="T27">/ min-xawliy[</text:span><text:span text:style-name="T28">내</text:span><text:span text:style-name="T27">-</text:span><text:span text:style-name="T28">주위</text:span></text:p>
        </text:list-item>
        <text:list-item>
          <text:p text:style-name="P35"><text:span text:style-name="T21">در مورد تحقیق </text:span><text:span text:style-name="T22">### daar[about / moored[case / txqiyq[research</text:span></text:p>
        </text:list-item>
        <text:list-item>
          <text:p text:style-name="P33"><text:span text:style-name="T25">धर्म के। </text:span><text:span text:style-name="T27">### dharm[</text:span><text:span text:style-name="T28">종교 </text:span><text:span text:style-name="T27">/ ke[</text:span><text:span text:style-name="T28">의 </text:span><text:span text:style-name="T27">\\\ about religion</text:span></text:p>
        </text:list-item>
        <text:list-item>
          <text:p text:style-name="P36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8">四囲</text:span></text:a><text:a xlink:type="simple" xlink:href="http://xn--wbsyb.jp/" office:target-frame-name="_blank" xlink:show="new" text:style-name="Internet_20_link" text:visited-style-name="Visited_20_Internet_20_Link"><text:span text:style-name="T17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<text:soft-page-break/>--------------------------------------- closing : 20210209_092028</text:p>
      <text:list xml:id="list924022868192961975" text:style-name="L67">
        <text:list-item>
          <text:p text:style-name="P131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18">1</text:p>
          </table:table-cell>
          <table:table-cell table:style-name="表12.B1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18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/>
      <text:p text:style-name="P1"/>
      <text:p text:style-name="P1">신변의 세들로한 것에 대해</text:p>
      <text:p text:style-name="P1"/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18"/>
          </table:table-cell>
          <table:table-cell table:style-name="表97.B1" office:value-type="string">
            <text:p text:style-name="P133">文房具</text:p>
          </table:table-cell>
        </table:table-row>
        <table:table-row>
          <table:table-cell table:style-name="表97.A2">
            <text:p text:style-name="P18"/>
          </table:table-cell>
          <table:table-cell table:style-name="表97.B2" office:value-type="string">
            <text:p text:style-name="P133">食べているもの</text:p>
          </table:table-cell>
        </table:table-row>
        <table:table-row>
          <table:table-cell table:style-name="表97.A2">
            <text:p text:style-name="P18"/>
          </table:table-cell>
          <table:table-cell table:style-name="表97.B2" office:value-type="string">
            <text:p text:style-name="P133">読んでいる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05T15:58:08.27</dc:date>
    <dc:creator>iwabuchi ken</dc:creator>
    <meta:editing-duration>PT21H39M12S</meta:editing-duration>
    <meta:editing-cycles>55</meta:editing-cycles>
    <meta:generator>OpenOffice/4.1.3$Win32 OpenOffice.org_project/413m1$Build-9783</meta:generator>
    <meta:document-statistic meta:table-count="103" meta:image-count="0" meta:object-count="0" meta:page-count="34" meta:paragraph-count="529" meta:word-count="6493" meta:character-count="20788"/>
  </office:meta>
</office:document-meta>
</file>